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pusa.epizy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9:30:20.749769939</meta:creation-date>
    <dc:date>2019-07-02T09:30:56.534353009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6.0.7.3$Linux_X86_64 LibreOffice_project/00m0$Build-3</meta:generator>
  </office:meta>
</office:document-meta>
</file>